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space, arial, sans-serif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1b19e5" officeooo:paragraph-rsid="001b19e5"/>
    </style:style>
    <style:style style:name="P2" style:family="paragraph" style:parent-style-name="Standard">
      <style:paragraph-properties fo:line-height="115%" fo:text-align="end" style:justify-single-word="false"/>
      <style:text-properties officeooo:rsid="00151dc3" officeooo:paragraph-rsid="00151dc3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151dc3" officeooo:paragraph-rsid="00151dc3"/>
    </style:style>
    <style:style style:name="P4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Courier New" fo:font-size="10.5pt" fo:letter-spacing="normal" fo:font-style="normal" fo:font-weight="normal"/>
    </style:style>
    <style:style style:name="P5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loext:opacity="100%" style:font-name="Courier New" fo:font-size="10.5pt" fo:letter-spacing="normal" fo:font-style="normal" fo:font-weight="normal" officeooo:rsid="00243c12" officeooo:paragraph-rsid="00243c12" style:font-weight-asian="bold" style:font-weight-complex="bold"/>
    </style:style>
    <style:style style:name="P6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/>
      <style:text-properties fo:font-variant="normal" fo:text-transform="none" fo:color="#000000" loext:opacity="100%" fo:letter-spacing="normal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/>
      <style:text-properties fo:font-variant="normal" fo:text-transform="none" fo:color="#000000" loext:opacity="100%" fo:letter-spacing="normal" officeooo:paragraph-rsid="002572a1"/>
    </style:style>
    <style:style style:name="P8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/>
    </style:style>
    <style:style style:name="P9" style:family="paragraph" style:parent-style-name="Standard" style:list-style-name="L1">
      <style:paragraph-properties fo:line-height="115%" fo:text-align="justify" style:justify-single-word="false"/>
      <style:text-properties fo:font-size="15pt" officeooo:rsid="00151dc3" officeooo:paragraph-rsid="00151dc3" style:font-size-asian="15pt" style:font-size-complex="15pt"/>
    </style:style>
    <style:style style:name="P10" style:family="paragraph" style:parent-style-name="Standard" style:list-style-name="L1">
      <style:paragraph-properties fo:line-height="115%" fo:text-align="start" style:justify-single-word="false"/>
      <style:text-properties fo:font-size="15pt" officeooo:rsid="001b19e5" officeooo:paragraph-rsid="001b19e5" style:font-size-asian="15pt" style:font-size-complex="15pt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fo:font-size="15pt" fo:font-weight="normal" officeooo:rsid="0020faba" officeooo:paragraph-rsid="0020faba" style:font-size-asian="15pt" style:font-weight-asian="normal" style:font-size-complex="15pt" style:font-weight-complex="normal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officeooo:rsid="001587f8" officeooo:paragraph-rsid="001587f8"/>
    </style:style>
    <style:style style:name="P13" style:family="paragraph" style:parent-style-name="Standard" style:list-style-name="L1">
      <style:paragraph-properties fo:line-height="115%" fo:text-align="justify" style:justify-single-word="false"/>
      <style:text-properties officeooo:rsid="001651f0" officeooo:paragraph-rsid="001651f0"/>
    </style:style>
    <style:style style:name="P14" style:family="paragraph" style:parent-style-name="Standard" style:list-style-name="L1">
      <style:paragraph-properties fo:line-height="115%" fo:text-align="justify" style:justify-single-word="false"/>
      <style:text-properties fo:font-weight="bold" officeooo:rsid="001651f0" officeooo:paragraph-rsid="001651f0" style:font-weight-asian="bold" style:font-weight-complex="bold"/>
    </style:style>
    <style:style style:name="P15" style:family="paragraph" style:parent-style-name="Standard" style:list-style-name="L1">
      <style:paragraph-properties fo:line-height="115%" fo:text-align="start" style:justify-single-word="false"/>
      <style:text-properties fo:font-weight="bold" officeooo:rsid="001b19e5" officeooo:paragraph-rsid="001b19e5" style:font-weight-asian="bold" style:font-weight-complex="bold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fo:font-weight="bold" officeooo:rsid="001b19e5" officeooo:paragraph-rsid="00200e93" style:font-weight-asian="bold" style:font-weight-complex="bold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fo:font-weight="bold" officeooo:rsid="0020faba" officeooo:paragraph-rsid="00243c12" style:font-weight-asian="bold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fo:font-weight="bold" officeooo:rsid="00243c12" officeooo:paragraph-rsid="00243c12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weight="bold" officeooo:rsid="00243c12" officeooo:paragraph-rsid="00243c12" style:font-weight-asian="bold" style:font-weight-complex="bold"/>
    </style:style>
    <style:style style:name="P20" style:family="paragraph" style:parent-style-name="Standard" style:list-style-name="L2">
      <style:paragraph-properties fo:line-height="150%" fo:text-align="start" style:justify-single-word="false"/>
      <style:text-properties fo:font-weight="bold" officeooo:rsid="00243c12" officeooo:paragraph-rsid="00243c12" style:font-weight-asian="bold" style:font-weight-complex="bold"/>
    </style:style>
    <style:style style:name="P21" style:family="paragraph" style:parent-style-name="Standard" style:list-style-name="L1">
      <style:paragraph-properties fo:line-height="115%" fo:text-align="justify" style:justify-single-word="false"/>
      <style:text-properties officeooo:paragraph-rsid="001651f0"/>
    </style:style>
    <style:style style:name="P22" style:family="paragraph" style:parent-style-name="Standard" style:list-style-name="L1">
      <style:paragraph-properties fo:line-height="115%" fo:text-align="start" style:justify-single-word="false"/>
      <style:text-properties officeooo:paragraph-rsid="001b19e5"/>
    </style:style>
    <style:style style:name="P23" style:family="paragraph" style:parent-style-name="Standard" style:list-style-name="L1">
      <style:paragraph-properties fo:line-height="115%" fo:text-align="justify" style:justify-single-word="false"/>
      <style:text-properties officeooo:rsid="0017885a" officeooo:paragraph-rsid="0017885a"/>
    </style:style>
    <style:style style:name="P24" style:family="paragraph" style:parent-style-name="Standard" style:list-style-name="L1">
      <style:paragraph-properties fo:line-height="115%" fo:text-align="justify" style:justify-single-word="false"/>
      <style:text-properties officeooo:rsid="001c1a6b" officeooo:paragraph-rsid="001c1a6b"/>
    </style:style>
    <style:style style:name="P25" style:family="paragraph" style:parent-style-name="Standard" style:list-style-name="L1">
      <style:paragraph-properties fo:line-height="115%" fo:text-align="justify" style:justify-single-word="false"/>
      <style:text-properties officeooo:rsid="001cd030" officeooo:paragraph-rsid="001cd030"/>
    </style:style>
    <style:style style:name="P26" style:family="paragraph" style:parent-style-name="Standard" style:list-style-name="L1">
      <style:paragraph-properties fo:line-height="115%" fo:text-align="justify" style:justify-single-word="false"/>
      <style:text-properties officeooo:rsid="00195b02" officeooo:paragraph-rsid="00195b02"/>
    </style:style>
    <style:style style:name="P27" style:family="paragraph" style:parent-style-name="Standard" style:list-style-name="L1">
      <style:paragraph-properties fo:line-height="115%" fo:text-align="justify" style:justify-single-word="false"/>
      <style:text-properties officeooo:rsid="001b19e5" officeooo:paragraph-rsid="001b19e5"/>
    </style:style>
    <style:style style:name="T1" style:family="text">
      <style:text-properties officeooo:rsid="001651f0"/>
    </style:style>
    <style:style style:name="T2" style:family="text">
      <style:text-properties officeooo:rsid="0017885a"/>
    </style:style>
    <style:style style:name="T3" style:family="text">
      <style:text-properties officeooo:rsid="001b19e5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51f0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43c12"/>
    </style:style>
    <style:style style:name="T10" style:family="text">
      <style:text-properties style:font-name="Courier New" fo:font-size="10.5pt" fo:font-style="normal" fo:font-weight="normal"/>
    </style:style>
    <style:style style:name="T11" style:family="text">
      <style:text-properties style:font-name="Courier New" fo:font-size="10.5pt" fo:font-style="normal" fo:font-weight="normal" officeooo:rsid="0024c60b"/>
    </style:style>
    <style:style style:name="T12" style:family="text">
      <style:text-properties style:font-name="Courier New" fo:font-size="10.5pt" fo:font-style="normal" fo:font-weight="normal" officeooo:rsid="002572a1"/>
    </style:style>
    <style:style style:name="T13" style:family="text">
      <style:text-properties style:font-name="Courier New" fo:font-size="10.5pt" fo:font-style="normal" fo:font-weight="normal" officeooo:rsid="00265957"/>
    </style:style>
    <style:style style:name="T14" style:family="text">
      <style:text-properties officeooo:rsid="0024c60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el 1 Activity</text:p>
      <text:p text:style-name="P2">-Buddha lama sir</text:p>
      <text:list xml:id="list4028938602" text:style-name="L1">
        <text:list-item>
          <text:p text:style-name="P9">DIFINE WITH THE REASION WHY :-</text:p>
        </text:list-item>
      </text:list>
      <text:p text:style-name="P3"/>
      <text:list xml:id="list214523596718126" text:continue-numbering="true" text:style-name="L1">
        <text:list-item>
          <text:list>
            <text:list-item>
              <text:list>
                <text:list-item>
                  <text:p text:style-name="P12"><text:span text:style-name="T7">Clas</text:span><text:span text:style-name="T4">s </text:span>: Class is a user defined instruction to how the object will look like. <text:span text:style-name="T1">Class are created to give a structure toa program and even used it in different other places instead of repeating the same code.</text:span></text:p>
                </text:list-item>
                <text:list-item>
                  <text:p text:style-name="P13"><text:span text:style-name="T5">Object</text:span> : Object is a part or a memmber of a java class which have a specific behaviour and state .</text:p>
                </text:list-item>
                <text:list-item>
                  <text:p text:style-name="P13"><text:span text:style-name="T5">Method </text:span>: Method are the member of a object which reprsent the behaviour of a object’s.</text:p>
                  <text:p text:style-name="P13">Method are created to perform a certain specciific task and a method should only <text:span text:style-name="T8">perform </text:span>a single type of operation.</text:p>
                </text:list-item>
                <text:list-item>
                  <text:p text:style-name="P14">Constructor : <text:span text:style-name="T8">Constructor are the special method for the initilization of a object’s.</text:span></text:p>
                  <text:p text:style-name="P13"><text:span text:style-name="T8">In every java progra</text:span>m contructor are called manually or automatically <text:s/>when object of a class is created.</text:p>
                </text:list-item>
                <text:list-item>
                  <text:p text:style-name="P21"><text:span text:style-name="T6">Operators</text:span><text:span text:style-name="T1"> : </text:span><text:span text:style-name="T2">Operators are the symbols to perform a operation on a variable or values. Eg: ‘+’ , <text:s/>‘-’ <text:s/>, <text:s/>‘=’ , ‘==’ <text:s/>and etc.</text:span></text:p>
                </text:list-item>
                <text:list-item>
                  <text:p text:style-name="P23"><text:span text:style-name="T5">Variable</text:span> : Variable are the cointain or representing name of data’s during java program exucution. They are used to store data and represent the data in memory.</text:p>
                </text:list-item>
                <text:list-item>
                  <text:p text:style-name="P24"><text:span text:style-name="T5">Parameter</text:span> : Thry are the variable listed as a part of method.</text:p>
                  <text:p text:style-name="P24">They are used to give the required and important variable while creating method.</text:p>
                </text:list-item>
                <text:list-item>
                  <text:p text:style-name="P25"><text:span text:style-name="T5">Function</text:span> : The word Method in java represent the word Function of other programming language.</text:p>
                </text:list-item>
                <text:list-item>
                  <text:p text:style-name="P26"><text:span text:style-name="T5">Data Type</text:span> : Data type are the <text:span text:style-name="T3">value and different size for the variable.</text:span></text:p>
                  <text:p text:style-name="P27">Data type are used to give the value type and storage required to store for the variable.</text:p>
                </text:list-item>
              </text:list>
            </text:list-item>
          </text:list>
        </text:list-item>
      </text:list>
      <text:p text:style-name="P1"/>
      <text:list xml:id="list214525145388560" text:continue-numbering="true" text:style-name="L1">
        <text:list-item>
          <text:p text:style-name="P10">Data type in java :-</text:p>
          <text:p text:style-name="P22"/>
          <text:list>
            <text:list-item>
              <text:list>
                <text:list-item>
                  <text:p text:style-name="P15">boolean <text:s text:c="25"/></text:p>
                </text:list-item>
                <text:list-item>
                  <text:p text:style-name="P15">byte</text:p>
                </text:list-item>
                <text:list-item>
                  <text:p text:style-name="P15">char</text:p>
                </text:list-item>
                <text:list-item>
                  <text:p text:style-name="P15">short</text:p>
                </text:list-item>
                <text:list-item>
                  <text:p text:style-name="P16">int</text:p>
                </text:list-item>
                <text:list-item>
                  <text:p text:style-name="P16">long</text:p>
                </text:list-item>
                <text:list-item>
                  <text:p text:style-name="P16">float</text:p>
                </text:list-item>
                <text:list-item>
                  <text:p text:style-name="P16">double</text:p>
                  <text:p text:style-name="P16"/>
                </text:list-item>
              </text:list>
            </text:list-item>
          </text:list>
        </text:list-item>
        <text:list-item>
          <text:p text:style-name="P11">Way of writing Main method :-</text:p>
          <text:list>
            <text:list-item>
              <text:list>
                <text:list-header>
                  <text:p text:style-name="P17"><text:s/>public static void main( String[] args){……….}</text:p>
                </text:list-header>
              </text:list>
            </text:list-item>
          </text:list>
        </text:list-item>
        <text:list-item>
          <text:p text:style-name="P17"><text:soft-page-break/><text:span text:style-name="T9">Write a Java Program</text:span></text:p>
          <text:p text:style-name="P17"/>
          <text:list>
            <text:list-item>
              <text:list>
                <text:list-item>
                  <text:p text:style-name="P18">First Program</text:p>
                </text:list-item>
              </text:list>
            </text:list-item>
          </text:list>
        </text:list-item>
      </text:list>
      <text:p text:style-name="P19"/>
      <text:p text:style-name="P5">public class <text:span text:style-name="T14">Calc</text:span> {</text:p>
      <text:p text:style-name="P6"><text:s text:c="4"/><text:span text:style-name="T10">public int add(int </text:span><text:span text:style-name="T11">data</text:span><text:span text:style-name="T10">1, int </text:span><text:span text:style-name="T11">data</text:span><text:span text:style-name="T10">2){</text:span></text:p>
      <text:p text:style-name="P6"><text:s text:c="8"/><text:span text:style-name="T10">return </text:span><text:span text:style-name="T11">data </text:span><text:span text:style-name="T10">+ </text:span><text:span text:style-name="T11">data</text:span><text:span text:style-name="T10">2;</text:span></text:p>
      <text:p text:style-name="P6"><text:s text:c="4"/><text:span text:style-name="T10">}</text:span></text:p>
      <text:p text:style-name="P6"><text:s text:c="4"/><text:span text:style-name="T10">public int multiply(int </text:span><text:span text:style-name="T11">data</text:span><text:span text:style-name="T10">1, int </text:span><text:span text:style-name="T11">data</text:span><text:span text:style-name="T10">2){</text:span></text:p>
      <text:p text:style-name="P6"><text:s text:c="8"/><text:span text:style-name="T10">return </text:span><text:span text:style-name="T11">data</text:span><text:span text:style-name="T10">1 * </text:span><text:span text:style-name="T11">data</text:span><text:span text:style-name="T10">2;</text:span></text:p>
      <text:p text:style-name="P6"><text:s text:c="4"/><text:span text:style-name="T10">}</text:span></text:p>
      <text:p text:style-name="P6"><text:s text:c="4"/><text:span text:style-name="T10">public int substract(int </text:span><text:span text:style-name="T11">data</text:span><text:span text:style-name="T10">1, int </text:span><text:span text:style-name="T11">data</text:span><text:span text:style-name="T10">2){</text:span></text:p>
      <text:p text:style-name="P6"><text:s text:c="8"/><text:span text:style-name="T10">return </text:span><text:span text:style-name="T11">data</text:span><text:span text:style-name="T10">1 - </text:span><text:span text:style-name="T11">data</text:span><text:span text:style-name="T10">2;</text:span></text:p>
      <text:p text:style-name="P6"><text:s text:c="4"/><text:span text:style-name="T10">}</text:span></text:p>
      <text:p text:style-name="P6"><text:s text:c="4"/><text:span text:style-name="T10">public </text:span><text:span text:style-name="T11">float</text:span><text:span text:style-name="T10"> division(</text:span><text:span text:style-name="T11">float</text:span><text:span text:style-name="T10"> </text:span><text:span text:style-name="T11">data</text:span><text:span text:style-name="T10">1, </text:span><text:span text:style-name="T11">float</text:span><text:span text:style-name="T10"> </text:span><text:span text:style-name="T11">data</text:span><text:span text:style-name="T10">2){</text:span></text:p>
      <text:p text:style-name="P6"><text:s text:c="8"/><text:span text:style-name="T10">return </text:span><text:span text:style-name="T11">data</text:span><text:span text:style-name="T10">1 / </text:span><text:span text:style-name="T11">data</text:span><text:span text:style-name="T10">2;</text:span></text:p>
      <text:p text:style-name="P6"><text:s text:c="4"/><text:span text:style-name="T10">}</text:span></text:p>
      <text:p text:style-name="P6"><text:s text:c="4"/><text:span text:style-name="T10">public static void main(String[] args){</text:span></text:p>
      <text:p text:style-name="P6"><text:s text:c="8"/><text:span text:style-name="T10">System.out.println("</text:span><text:span text:style-name="T11">Calculated :</text:span><text:span text:style-name="T10">");</text:span></text:p>
      <text:p text:style-name="P6"><text:s text:c="8"/><text:span text:style-name="T10">Integer </text:span><text:span text:style-name="T11">calc </text:span><text:span text:style-name="T10">= new </text:span><text:span text:style-name="T11">Calc</text:span><text:span text:style-name="T10">();</text:span></text:p>
      <text:p text:style-name="P6"><text:s text:c="8"/><text:span text:style-name="T10">int </text:span><text:span text:style-name="T11">data</text:span><text:span text:style-name="T10">3 = </text:span><text:span text:style-name="T11">calc</text:span><text:span text:style-name="T10">.add(3,5);</text:span></text:p>
      <text:p text:style-name="P6"><text:s text:c="8"/><text:span text:style-name="T10">int </text:span><text:span text:style-name="T11">data</text:span><text:span text:style-name="T10">4 = </text:span><text:span text:style-name="T11">calc</text:span><text:span text:style-name="T10">.multiply(5,5);</text:span></text:p>
      <text:p text:style-name="P6"><text:s text:c="8"/><text:span text:style-name="T10">int </text:span><text:span text:style-name="T11">data</text:span><text:span text:style-name="T10">5 = </text:span><text:span text:style-name="T11">calc</text:span><text:span text:style-name="T10">.substract(30,6);</text:span></text:p>
      <text:p text:style-name="P6"><text:s text:c="8"/><text:span text:style-name="T14">float</text:span><text:span text:style-name="T10"> </text:span><text:span text:style-name="T11">data</text:span><text:span text:style-name="T10">6 = </text:span><text:span text:style-name="T11">calc</text:span><text:span text:style-name="T10">.division(10,5);</text:span></text:p>
      <text:p text:style-name="P7"><text:s text:c="8"/><text:span text:style-name="T10">System.out.println(</text:span><text:span text:style-name="T12">data</text:span><text:span text:style-name="T10">3 </text:span><text:span text:style-name="T12">+ “ ” + data4 + “ ” + data5 + “ ” + data6 + “ ” +</text:span><text:span text:style-name="T10">);</text:span></text:p>
      <text:p text:style-name="P7"><text:span text:style-name="T10"/></text:p>
      <text:p text:style-name="P6"><text:s text:c="4"/><text:span text:style-name="T10">}</text:span></text:p>
      <text:p text:style-name="P6"><text:s text:c="5"/></text:p>
      <text:p text:style-name="P4">}</text:p>
      <text:p text:style-name="P19"/>
      <text:list xml:id="list2700594601" text:style-name="L2">
        <text:list-item>
          <text:list>
            <text:list-item>
              <text:list>
                <text:list-item>
                  <text:p text:style-name="P20">Secound Program</text:p>
                </text:list-item>
              </text:list>
            </text:list-item>
          </text:list>
        </text:list-item>
      </text:list>
      <text:p text:style-name="P19"/>
      <text:p text:style-name="P5">public class MyName</text:p>
      <text:p text:style-name="P4">{</text:p>
      <text:p text:style-name="P6"><text:s text:c="6"/><text:span text:style-name="T10">public static void main ( String [] str)</text:span></text:p>
      <text:p text:style-name="P6"><text:s text:c="6"/><text:span text:style-name="T10">{</text:span></text:p>
      <text:p text:style-name="P6"><text:s text:c="10"/><text:span text:style-name="T10">String firstName = "</text:span><text:span text:style-name="T13">Baibhav</text:span><text:span text:style-name="T10">";</text:span></text:p>
      <text:p text:style-name="P6"><text:s text:c="10"/><text:span text:style-name="T10">String secondName = "P</text:span><text:span text:style-name="T13">audel</text:span><text:span text:style-name="T10">";</text:span></text:p>
      <text:p text:style-name="P6"><text:s text:c="10"/><text:span text:style-name="T10">String address= "</text:span><text:span text:style-name="T13">Santinagar, Kathmandu</text:span><text:span text:style-name="T10">";</text:span></text:p>
      <text:p text:style-name="P6"><text:s text:c="10"/><text:span text:style-name="T10">String age="</text:span><text:span text:style-name="T13">21</text:span><text:span text:style-name="T10">";</text:span></text:p>
      <text:p text:style-name="P6"><text:s text:c="10"/><text:span text:style-name="T10">String space = " ";</text:span></text:p>
      <text:p text:style-name="P6"><text:s text:c="10"/><text:span text:style-name="T10">System.out.println(firstName + space + secondName + space + address+ space+ age);</text:span></text:p>
      <text:p text:style-name="P6"><text:s text:c="6"/><text:span text:style-name="T10">}</text:span></text:p>
      <text:p text:style-name="P8"/>
      <text:p text:style-name="P6"><text:s text:c="4"/></text:p>
      <text:p text:style-name="P6"><text:s/><text:span text:style-name="T10">} <text:s text:c="8"/>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space, arial, sans-serif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5:39:16.164105013</meta:creation-date>
    <dc:date>2022-06-15T21:45:23.055429075</dc:date>
    <meta:editing-duration>PT45M43S</meta:editing-duration>
    <meta:editing-cycles>12</meta:editing-cycles>
    <meta:generator>LibreOffice/7.2.7.2$Linux_X86_64 LibreOffice_project/20$Build-2</meta:generator>
    <meta:document-statistic meta:table-count="0" meta:image-count="0" meta:object-count="0" meta:page-count="2" meta:paragraph-count="70" meta:word-count="467" meta:character-count="2755" meta:non-whitespace-character-count="2127"/>
  </office:meta>
</office:document-meta>
</file>